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line-through-style="none"/>
    </style:style>
    <style:style style:name="P8" style:family="paragraph" style:parent-style-name="Standard">
      <style:text-properties style:text-line-through-style="none" style:font-size-asian="10.5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0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8"><text:span text:style-name="T1">2<text:tab/>Word<text:tab/>UART_CLKDIV</text:span> – clock divisor for the baud rate generator.</text:p>
      <text:p text:style-name="P8"><text:tab/><text:tab/>For a 112.5 MHz sysclk, 115,200 baud, use 112,500,000 / 115,200 = 976 (0x3d0)</text:p>
      <text:p text:style-name="P7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9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><text:tab/>SPI (SD-card):</text:p>
      <text:p text:style-name="P1"/>
      <text:p text:style-name="P1">20<text:tab/>SPI register</text:p>
      <text:p text:style-name="P12"><text:tab/>Read</text:p>
      <text:p text:style-name="P12"><text:tab/><text:tab/>Bit 15<text:tab/>Data valid – an SPI cycle has completed and the received data is ready.</text:p>
      <text:p text:style-name="P12"><text:tab/><text:tab/>Bit 14<text:tab/>Request ignored – a request is in progres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7-14T23:09:43.79</dc:date>
    <meta:editing-duration>PT36M30S</meta:editing-duration>
    <meta:editing-cycles>15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92" meta:word-count="696" meta:character-count="3693" meta:non-whitespace-character-count="2982"/>
  </office:meta>
</office:document-meta>
</file>